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8dff" officeooo:paragraph-rsid="00108dff"/>
    </style:style>
    <style:style style:name="P2" style:family="paragraph" style:parent-style-name="Standard" style:list-style-name="L1">
      <style:text-properties officeooo:rsid="00108dff" officeooo:paragraph-rsid="00108dff"/>
    </style:style>
    <style:style style:name="P3" style:family="paragraph" style:parent-style-name="Standard" style:list-style-name="L1">
      <style:text-properties officeooo:paragraph-rsid="00108dff"/>
    </style:style>
    <style:style style:name="P4" style:family="paragraph" style:parent-style-name="Standard">
      <style:text-properties officeooo:rsid="00120393" officeooo:paragraph-rsid="00120393"/>
    </style:style>
    <style:style style:name="P5" style:family="paragraph" style:parent-style-name="Standard" style:list-style-name="L2">
      <style:text-properties officeooo:rsid="00120393" officeooo:paragraph-rsid="00120393"/>
    </style:style>
    <style:style style:name="P6" style:family="paragraph" style:parent-style-name="Standard" style:list-style-name="L3">
      <style:text-properties officeooo:rsid="00120393" officeooo:paragraph-rsid="00120393"/>
    </style:style>
    <style:style style:name="P7" style:family="paragraph" style:parent-style-name="Standard" style:list-style-name="L4">
      <style:text-properties officeooo:rsid="00120393" officeooo:paragraph-rsid="00120393"/>
    </style:style>
    <style:style style:name="P8" style:family="paragraph" style:parent-style-name="Standard" style:list-style-name="L5">
      <style:text-properties officeooo:rsid="00120393" officeooo:paragraph-rsid="00120393"/>
    </style:style>
    <style:style style:name="P9" style:family="paragraph" style:parent-style-name="Standard" style:list-style-name="L6">
      <style:text-properties officeooo:rsid="0012d267" officeooo:paragraph-rsid="0012d267"/>
    </style:style>
    <style:style style:name="T1" style:family="text">
      <style:text-properties officeooo:rsid="00108dff"/>
    </style:style>
    <style:style style:name="T2" style:family="text">
      <style:text-properties officeooo:rsid="00120393"/>
    </style:style>
    <style:style style:name="T3" style:family="text">
      <style:text-properties officeooo:rsid="0012d2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utenticar Login</text:span></text:p>
      <text:list xml:id="list333963644271736069" text:style-name="L1">
        <text:list-item>
          <text:p text:style-name="P3"><text:span text:style-name="T1">Eu como usuário, desejo efetuar autenticação com a api do google para me identificar no sistema</text:span></text:p>
        </text:list-item>
        <text:list-item>
          <text:p text:style-name="P3"><text:span text:style-name="T1">Eu como empresário, desejo efetuar autenticação para me identificar no sistema </text:span></text:p>
        </text:list-item>
        <text:list-item>
          <text:p text:style-name="P2">Eu como administrador, desejo efetuar autenticação para me identificar no sistema.</text:p>
        </text:list-item>
      </text:list>
      <text:p text:style-name="P1"/>
      <text:p text:style-name="P4">Exibir promoções</text:p>
      <text:list xml:id="list3974680163763412823" text:style-name="L2">
        <text:list-item>
          <text:p text:style-name="P5">Eu como usuário, desejo exibir <text:s/>promoções de passagens de barco com a finalidade de economizar.</text:p>
        </text:list-item>
      </text:list>
      <text:p text:style-name="P4"/>
      <text:p text:style-name="P4">Comprar Passagem</text:p>
      <text:list xml:id="list2227335856686243488" text:style-name="L3">
        <text:list-item>
          <text:p text:style-name="P6">Eu como usuário, quero comprar passagens de barco via app para que eu não tenha que comprar a passagem no porto.</text:p>
        </text:list-item>
      </text:list>
      <text:p text:style-name="P4"/>
      <text:p text:style-name="P4">Avaliar viagem</text:p>
      <text:list xml:id="list2362727607786247782" text:style-name="L4">
        <text:list-item>
          <text:p text:style-name="P7">Eu como usuário, gostaria de avaliar minha viagem para que eu possa informar <text:span text:style-name="T3">a</text:span> outros viajantes como foi e também poder descobrir como foi a viagem de outros pela<text:span text:style-name="T3">s suas</text:span> avaliaç<text:span text:style-name="T3">ões</text:span>.</text:p>
        </text:list-item>
      </text:list>
      <text:p text:style-name="P4"/>
      <text:p text:style-name="P4">Pesquisar viagem</text:p>
      <text:list xml:id="list6411906282740544977" text:style-name="L5">
        <text:list-item>
          <text:p text:style-name="P8">Eu como usuário, gostaria de pesquisar uma viagem com o intuito de obter informações, <text:span text:style-name="T3">preço, distancia, escala que um barco faria para me levar da minha origem ao meu destino.</text:span></text:p>
        </text:list-item>
      </text:list>
      <text:p text:style-name="P4"/>
      <text:p text:style-name="P4">Entrar na lista de espera</text:p>
      <text:list xml:id="list4199771582977971079" text:style-name="L6">
        <text:list-item>
          <text:p text:style-name="P9">Eu como usuário, gostaria de entrar numa lista de espera 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Cabral</meta:initial-creator>
    <meta:creation-date>2015-05-19T16:50:13.817469203</meta:creation-date>
    <dc:date>2015-05-19T17:25:19.755117546</dc:date>
    <dc:creator>Marcelo Cabral</dc:creator>
    <meta:editing-duration>PT4M45S</meta:editing-duration>
    <meta:editing-cycles>1</meta:editing-cycles>
    <meta:document-statistic meta:table-count="0" meta:image-count="0" meta:object-count="0" meta:page-count="1" meta:paragraph-count="14" meta:word-count="168" meta:character-count="986" meta:non-whitespace-character-count="837"/>
    <meta:generator>LibreOffice/4.2.8.2$Linux_X86_64 LibreOffice_project/420$Build-2</meta:generator>
  </office:meta>
</office:document-meta>
</file>